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7ca01" officeooo:paragraph-rsid="001a1fab"/>
    </style:style>
    <style:style style:name="P2" style:family="paragraph" style:parent-style-name="Standard">
      <style:text-properties officeooo:rsid="001a1fab" officeooo:paragraph-rsid="001a1fab"/>
    </style:style>
    <style:style style:name="P3" style:family="paragraph" style:parent-style-name="Standard">
      <style:text-properties officeooo:rsid="001dda7d" officeooo:paragraph-rsid="001dda7d"/>
    </style:style>
    <style:style style:name="P4" style:family="paragraph" style:parent-style-name="Standard">
      <style:text-properties officeooo:rsid="001dda7d" officeooo:paragraph-rsid="001dda7d"/>
    </style:style>
    <style:style style:name="P5" style:family="paragraph" style:parent-style-name="Standard">
      <style:text-properties officeooo:rsid="00284d5e" officeooo:paragraph-rsid="00284d5e"/>
    </style:style>
    <style:style style:name="T1" style:family="text">
      <style:text-properties officeooo:rsid="00194c8b"/>
    </style:style>
    <style:style style:name="T2" style:family="text">
      <style:text-properties style:text-underline-style="solid" style:text-underline-type="double" style:text-underline-width="auto" style:text-underline-color="font-color" officeooo:rsid="00194c8b"/>
    </style:style>
    <style:style style:name="T3" style:family="text">
      <style:text-properties officeooo:rsid="001c511a"/>
    </style:style>
    <style:style style:name="T4" style:family="text">
      <style:text-properties officeooo:rsid="001f8280"/>
    </style:style>
    <style:style style:name="T5" style:family="text">
      <style:text-properties officeooo:rsid="0023a396"/>
    </style:style>
    <style:style style:name="T6" style:family="text">
      <style:text-properties officeooo:rsid="002964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vitation ist die auffälligste Kraft im All und darf deshalb bei einem solchen Spiel nicht fehlen. <text:span text:style-name="T1">Dabei reichen die Möglichkeiten jedoch von $O(nlog(n))$ vereinfachter Newton Gravitation bis hin zur allgemeinen Relativität. </text:span></text:p>
      <text:p text:style-name="P1"/>
      <text:p text:style-name="P1"><text:span text:style-name="T1">Die einfachste Art, die Newton Gravitation, berechnet man zwischen jedem Paar von Körpern im System und bestimmt so die Beschleunigung des ersten Körpers zum Zweiten als $a = G \</text:span><text:span text:style-name="T2">frac</text:span><text:span text:style-name="T1">{m_2}{r^2}$, wobei $G$ die Gravitationskonstante, $m_2$ die Masse des zweiten Körpers und $r$ der Abstand zwischen Beiden ist.</text:span></text:p>
      <text:p text:style-name="P1"/>
      <text:p text:style-name="P2">Um dies zu beschleunigen, bietet es sich an, fernere Elemente nicht so genau zu betrachten. Dazu erstellt man beispielsweise einen Octtree, welcher mit den Koordinaten indiziert ist. Jeder Knoten dieses Baums speichert das Massenzentrum aller Unterelemente. Ein Blatt speichert somit das genaue Massenzentrum eines Objekts, während die nächste Stufe bis zu vier Objekte vereinigt, danach bis zu <text:span text:style-name="T3">$4^n$. Nun kann man für ein Objekt nur die Beschleunigung zu den Nachbarelementen auf allen Stufen berechnen und bekommt somit in $O(log(n))$ pro Objekt eine gute Annäherung mit nahezu linearer Laufzeit.</text:span></text:p>
      <text:p text:style-name="P2"/>
      <text:p text:style-name="P3">Um <text:span text:style-name="T5">einfach</text:span> genauere Ergebnisse zu erreichen, welche Effekte <text:span text:style-name="T5">der generellen Relativität </text:span>wie d<text:span text:style-name="T4">ie Periheldrehung des Merkurs entsprechend den Messergebnissen vorhersagen, gibt es verschiedene Anpassungen der Newtonschen Gesetze. Bei dem parametrisierten Post-Newtonian-Formalism werden zusätzliche Effekte wie die Auswirkung der kinetischen Energie auf die Gravitation einzeln hinzugefügt. Aufgrund der unerwartet hohen Orbitalgeschwindigkeiten von Objekten im äusseren Bereich von Galaxien wurde die modifizierte Newtonsche Dynamik(MOND) entwickelt, welche den Zusammenhang von Kraft, Masse und Beschleunigung bei kleinen Beschleunigungen ändert. </text:span></text:p>
      <text:p text:style-name="P3"/>
      <text:p text:style-name="P5">Für das Spiel ist eine leichte Optimierung geplant, welche immer noch in $O(n^2)$ läuft, jedoch wird die Anzahl der Objekte $n$ verkleinert. Für jedes Objekt werden die anderen Objekte in Wichtigkeitsgruppen sortiert. Dabei ist die ausgeübte Beschleunigung, wonach sortiert wird. Für jede Gruppe werden die Beschleunigungsvektoren <text:span text:style-name="T6">der zugehörigen Objekte</text:span> addiert. <text:span text:style-name="T6">Diese Beschleunigung kann damit andauernd ausgeübt werden. Die summierten Vektoren werden je nach Wichtigkeitsgruppe verschieden schnell neu berechnet, dies passiert zu randomisierten Zeitpunkten, damit sich die Last gleichmässig über die Zeit verteilt. Dieses System kann ebenfalls modifizierte Newton-Gravitation verwend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8T16:36:48.112000000</meta:creation-date>
    <meta:generator>LibreOffice/4.1.4.2$Windows_x86 LibreOffice_project/0a0440ccc0227ad9829de5f46be37cfb6edcf72</meta:generator>
    <dc:date>2014-10-15T17:19:59.779000000</dc:date>
    <meta:editing-duration>P2DT16H54M5S</meta:editing-duration>
    <meta:editing-cycles>14</meta:editing-cycles>
    <meta:document-statistic meta:table-count="0" meta:image-count="0" meta:object-count="0" meta:page-count="1" meta:paragraph-count="5" meta:word-count="330" meta:character-count="2468" meta:non-whitespace-character-count="2140"/>
  </office:meta>
</office:document-meta>
</file>